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0.5799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5283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Información Ingresada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nú</text:p>
          </table:table-cell>
          <table:table-cell office:value-type="string" calcext:value-type="string">
            <text:p>Al ejecutar el juego.</text:p>
          </table:table-cell>
          <table:table-cell office:value-type="string" calcext:value-type="string">
            <text:p>La ventana del menú debe desplegarse</text:p>
          </table:table-cell>
          <table:table-cell office:value-type="string" calcext:value-type="string">
            <text:p>Comprobamos el arranque del jueg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nú</text:p>
          </table:table-cell>
          <table:table-cell office:value-type="string" calcext:value-type="string">
            <text:p>Click en cerrar juego</text:p>
          </table:table-cell>
          <table:table-cell office:value-type="string" calcext:value-type="string">
            <text:p>El juego debe terminar</text:p>
          </table:table-cell>
          <table:table-cell office:value-type="string" calcext:value-type="string">
            <text:p>Comprobamos que el botón cerrar funcione correctamente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enú</text:p>
          </table:table-cell>
          <table:table-cell office:value-type="string" calcext:value-type="string">
            <text:p>Click en minimizar</text:p>
          </table:table-cell>
          <table:table-cell office:value-type="string" calcext:value-type="string">
            <text:p>El juego debe minimizarse</text:p>
          </table:table-cell>
          <table:table-cell office:value-type="string" calcext:value-type="string">
            <text:p>Comprobamos el botón minimizar funcione correctament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enú</text:p>
          </table:table-cell>
          <table:table-cell office:value-type="string" calcext:value-type="string">
            <text:p>Click en expandir</text:p>
          </table:table-cell>
          <table:table-cell office:value-type="string" calcext:value-type="string">
            <text:p>El juego debe expandirse</text:p>
          </table:table-cell>
          <table:table-cell office:value-type="string" calcext:value-type="string">
            <text:p>Comprobamos el botón maximizar funcione correctame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nú</text:p>
          </table:table-cell>
          <table:table-cell office:value-type="string" calcext:value-type="string">
            <text:p>Click en Modo de Juego Clásico</text:p>
          </table:table-cell>
          <table:table-cell office:value-type="string" calcext:value-type="string">
            <text:p>Debe ingresar en el modo de juego clásico</text:p>
          </table:table-cell>
          <table:table-cell office:value-type="string" calcext:value-type="string">
            <text:p>Comprobamos el funcionamiento del botón Clásico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enú</text:p>
          </table:table-cell>
          <table:table-cell office:value-type="string" calcext:value-type="string">
            <text:p>Click en Modo LuckShot</text:p>
          </table:table-cell>
          <table:table-cell office:value-type="string" calcext:value-type="string">
            <text:p>Debe ingresar al modo de juego LuckShot</text:p>
          </table:table-cell>
          <table:table-cell office:value-type="string" calcext:value-type="string">
            <text:p>Comprobamos el funcionamiento del botón LuckSho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Click sobre algún barcos</text:p>
          </table:table-cell>
          <table:table-cell office:value-type="string" calcext:value-type="string">
            <text:p>Se debe seleccionar el barco indicado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eligen más barcos de lo esperado</text:p>
          </table:table-cell>
          <table:table-cell office:value-type="string" calcext:value-type="string">
            <text:p>Se debe obligar al usuario a elegir la cantidad estipulada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eligen menos barcos de lo esperado</text:p>
          </table:table-cell>
          <table:table-cell office:value-type="string" calcext:value-type="string">
            <text:p>Se debe obligar al usuario a elegir la cantidad estipulada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colocan barcos en diferentes posiciones dentro del tablero</text:p>
          </table:table-cell>
          <table:table-cell office:value-type="string" calcext:value-type="string">
            <text:p>Se debe poder colocar los barcos en las posiciones indicadas</text:p>
          </table:table-cell>
          <table:table-cell office:value-type="string" calcext:value-type="string">
            <text:p>Se evalúa que el usuario pueda ubicar los barcos correctamente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colocan barcos afuera del tablero</text:p>
          </table:table-cell>
          <table:table-cell office:value-type="string" calcext:value-type="string">
            <text:p>Se debe obligar al usuario a colocarlos dentro del tablero</text:p>
          </table:table-cell>
          <table:table-cell office:value-type="string" calcext:value-type="string">
            <text:p>Se evalúa que el usuario pueda ubicar los barcos correctamente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hace click en el botón “Girar”</text:p>
          </table:table-cell>
          <table:table-cell office:value-type="string" calcext:value-type="string">
            <text:p>El barco seleccionado debe girar</text:p>
          </table:table-cell>
          <table:table-cell office:value-type="string" calcext:value-type="string">
            <text:p>Se evalúa que el usuario pueda girar los barcos correctamente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hace click en el botón “Confirmar”</text:p>
          </table:table-cell>
          <table:table-cell office:value-type="string" calcext:value-type="string">
            <text:p>Se debe guardar los tipo de barcos, sus posiciones y orientaciones, en el tablero del jugador.</text:p>
          </table:table-cell>
          <table:table-cell office:value-type="string" calcext:value-type="string">
            <text:p>Se evalúa que el usuario pueda guardar su tablero correctamente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 un barco con cierta posición y orientación, y se hace click en el botón “Cancelar”</text:p>
          </table:table-cell>
          <table:table-cell office:value-type="string" calcext:value-type="string">
            <text:p>Se borra el barco seleccionado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n más de 4 fragatas</text:p>
          </table:table-cell>
          <table:table-cell office:value-type="string" calcext:value-type="string">
            <text:p>No se debe permitir elegir más de 4 fragatas.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n menos de 4 fragatas</text:p>
          </table:table-cell>
          <table:table-cell office:value-type="string" calcext:value-type="string">
            <text:p>No se debe permitir elegir menos de 4 fragatas.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n más de 3 destructores</text:p>
          </table:table-cell>
          <table:table-cell office:value-type="string" calcext:value-type="string">
            <text:p>No se debe permitir elegir más de 3 destructores.</text:p>
          </table:table-cell>
          <table:table-cell office:value-type="string" calcext:value-type="string">
            <text:p>Se evalúa que el usuario pueda elegir los barcos correctamente.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n menos de 3 destructores</text:p>
          </table:table-cell>
          <table:table-cell office:value-type="string" calcext:value-type="string">
            <text:p>No se debe permitir elegir menos de 3 destructores.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n más de 2 submarinos</text:p>
          </table:table-cell>
          <table:table-cell office:value-type="string" calcext:value-type="string">
            <text:p>No se debe permitir elegir más de 2 submarinos.</text:p>
          </table:table-cell>
          <table:table-cell office:value-type="string" calcext:value-type="string">
            <text:p>Se evalúa que el usuario pueda ubicar los barcos correctamente.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n menos de 2 submarinos.</text:p>
          </table:table-cell>
          <table:table-cell office:value-type="string" calcext:value-type="string">
            <text:p>No se debe permitir elegir menos de 2 submarinos.</text:p>
          </table:table-cell>
          <table:table-cell office:value-type="string" calcext:value-type="string">
            <text:p>Se evalúa que el usuario pueda elegir los barcos correctamente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 más de 1 acorazado.</text:p>
          </table:table-cell>
          <table:table-cell office:value-type="string" calcext:value-type="string">
            <text:p>No se debe permitir elegir más de 1 acorazado.</text:p>
          </table:table-cell>
          <table:table-cell office:value-type="string" calcext:value-type="string">
            <text:p>Se evalúa que el usuario pueda elegir los barcos correctamente.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selecciona menos de 1 acorazado.</text:p>
          </table:table-cell>
          <table:table-cell office:value-type="string" calcext:value-type="string">
            <text:p>No se debe permitir elegir menos de 1 acorazado.</text:p>
          </table:table-cell>
          <table:table-cell office:value-type="string" calcext:value-type="string">
            <text:p>Se evalúa que el usuario pueda elegir los barcos correctamente.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elección de barcos</text:p>
          </table:table-cell>
          <table:table-cell office:value-type="string" calcext:value-type="string">
            <text:p>Se hace click en botón “Iniciar Partida”</text:p>
          </table:table-cell>
          <table:table-cell office:value-type="string" calcext:value-type="string">
            <text:p>Se debe abrir el menú de juego</text:p>
          </table:table-cell>
          <table:table-cell office:value-type="string" calcext:value-type="string">
            <text:p>Se evalúa que el usuario pueda elegir los barcos correctamente.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Se abre el menú de juego</text:p>
          </table:table-cell>
          <table:table-cell office:value-type="string" calcext:value-type="string">
            <text:p>Debe verse el tablero enemigo con las posiciones ocultas, la terminal y el tablero del propio usuario</text:p>
          </table:table-cell>
          <table:table-cell office:value-type="string" calcext:value-type="string">
            <text:p>Se evalúa el funcionamiento del menú de juego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que contenga agua</text:p>
          </table:table-cell>
          <table:table-cell office:value-type="string" calcext:value-type="string">
            <text:p>En el tablero del propio jugador se debe marcar que el enemigo disparó en esa posición y cayó al agua</text:p>
          </table:table-cell>
          <table:table-cell office:value-type="string" calcext:value-type="string">
            <text:p>En el tablero del usuario se debe mostrar los disparos del enemigo</text:p>
          </table:table-cell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que contenga agua</text:p>
          </table:table-cell>
          <table:table-cell office:value-type="string" calcext:value-type="string">
            <text:p>En la terminal debe mostrarse que la máquina disparo y cayó al agua</text:p>
          </table:table-cell>
          <table:table-cell office:value-type="string" calcext:value-type="string">
            <text:p>En la terminal debe indicarse el resultado de los disparos.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que contenga un barco sin ser tocado</text:p>
          </table:table-cell>
          <table:table-cell office:value-type="string" calcext:value-type="string">
            <text:p>En el tablero del propio jugador se debe marcar que el enemigo disparó en esa posición y averió un barco</text:p>
          </table:table-cell>
          <table:table-cell office:value-type="string" calcext:value-type="string">
            <text:p>En el tablero del usuario se debe mostrar los disparos del enemigo</text:p>
          </table:table-cell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que contenga un barco sin ser tocado</text:p>
          </table:table-cell>
          <table:table-cell office:value-type="string" calcext:value-type="string">
            <text:p>En la terminal debe mostrarse que la máquina disparo y averió a un barco</text:p>
          </table:table-cell>
          <table:table-cell office:value-type="string" calcext:value-type="string">
            <text:p>En la terminal debe indicarse el resultado de los disparos</text:p>
          </table:table-cell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que contenga un barco que ya fue tocado pero aún no es hundido</text:p>
          </table:table-cell>
          <table:table-cell office:value-type="string" calcext:value-type="string">
            <text:p>En el tablero del propio jugador se debe marcar que el enemigo disparó en esa posición y le pegó a un barco ya averiado</text:p>
          </table:table-cell>
          <table:table-cell office:value-type="string" calcext:value-type="string">
            <text:p>En el tablero del usuario se debe mostrar los disparos del enemigo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que contenga un barco que ya fue tocado pero aún no es hundido</text:p>
          </table:table-cell>
          <table:table-cell office:value-type="string" calcext:value-type="string">
            <text:p>En la terminal debe mostrarse que la máquina disparó y le pegó a un barco averiado</text:p>
          </table:table-cell>
          <table:table-cell office:value-type="string" calcext:value-type="string">
            <text:p>En la terminal debe indicarse el resultado de los disparos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y hunde un barco</text:p>
          </table:table-cell>
          <table:table-cell office:value-type="string" calcext:value-type="string">
            <text:p>En el tablero del propio jugador se debe marcar que el enemigo disparó en esa posición y hundió un barco</text:p>
          </table:table-cell>
          <table:table-cell office:value-type="string" calcext:value-type="string">
            <text:p>En el tablero del usuario se debe mostrar los disparos del enemigo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realiza un disparo en una posición y hunde un barco</text:p>
          </table:table-cell>
          <table:table-cell office:value-type="string" calcext:value-type="string">
            <text:p>En la terminal debe mostrarse que la máquina disparó y hundió un barco</text:p>
          </table:table-cell>
          <table:table-cell office:value-type="string" calcext:value-type="string">
            <text:p>En la terminal debe indicarse el resultado de los disparos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sobre una posición del tablero enemigo no disparada antes</text:p>
          </table:table-cell>
          <table:table-cell office:value-type="string" calcext:value-type="string">
            <text:p>Se descubre esa posición, se marca el resultado en el tablero, y además figura en la terminal</text:p>
          </table:table-cell>
          <table:table-cell office:value-type="string" calcext:value-type="string">
            <text:p>Lo que debe suceder cuando el usuario dispara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sobre una posición ya disparada</text:p>
          </table:table-cell>
          <table:table-cell office:value-type="string" calcext:value-type="string">
            <text:p>No descubre esa posición, no aparece en la terminal, y no figura en el tablero enemigo</text:p>
          </table:table-cell>
          <table:table-cell office:value-type="string" calcext:value-type="string">
            <text:p>El tablero no debe validar una posición que antes fue disparada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sobre una posición que contenga agua y no fue disparada antes</text:p>
          </table:table-cell>
          <table:table-cell office:value-type="string" calcext:value-type="string">
            <text:p>En el tablero del enemigo se debe marcar que el jugador disparó en esa posición y cayó al agua</text:p>
          </table:table-cell>
          <table:table-cell office:value-type="string" calcext:value-type="string">
            <text:p>En el tablero del enemigo se debe mostrar los disparos que realiza el jugador a su rival</text:p>
          </table:table-cell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sobre una posición que contenga agua y no fue disparada antes</text:p>
          </table:table-cell>
          <table:table-cell office:value-type="string" calcext:value-type="string">
            <text:p>En la terminal debe mostrarse que el jugador disparó y cayó al agua.</text:p>
          </table:table-cell>
          <table:table-cell office:value-type="string" calcext:value-type="string">
            <text:p>En la terminal debe indicarse el resultado de los disparos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sobre una posición que no fue dispara y contiene un barco que no fue antes averiado</text:p>
          </table:table-cell>
          <table:table-cell office:value-type="string" calcext:value-type="string">
            <text:p>En el tablero del enemigo se debe marcar que el jugador disparó en esa posición y averió un barco</text:p>
          </table:table-cell>
          <table:table-cell office:value-type="string" calcext:value-type="string">
            <text:p>En el tablero del enemigo se debe mostrar los disparos que realiza el jugador a su rival.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sobre una posición que no fue dispara y contiene un barco que no fue antes averiado</text:p>
          </table:table-cell>
          <table:table-cell office:value-type="string" calcext:value-type="string">
            <text:p>En la terminal debe mostrarse que el jugador disparó y averió un barco.</text:p>
          </table:table-cell>
          <table:table-cell office:value-type="string" calcext:value-type="string">
            <text:p>En la terminal debe indicarse el resultado de los disparos.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realiza un disparo en una posición que contenga un barco que ya fue tocado pero aún no es hundido</text:p>
          </table:table-cell>
          <table:table-cell office:value-type="string" calcext:value-type="string">
            <text:p>En el tablero del enemigo se debe marcar que el jugador disparó en esa posición y le pegó a un barco ya averiado</text:p>
          </table:table-cell>
          <table:table-cell office:value-type="string" calcext:value-type="string">
            <text:p>En el tablero del enemigo se debe mostrar los disparos que realiza el jugador a su rival.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realiza un disparo en una posición que contenga un barco que ya fue tocado pero aún no es hundido</text:p>
          </table:table-cell>
          <table:table-cell office:value-type="string" calcext:value-type="string">
            <text:p>En la terminal debe mostrarse que el jugador disparó y le pegó a un barco averiado</text:p>
          </table:table-cell>
          <table:table-cell office:value-type="string" calcext:value-type="string">
            <text:p>En la terminal debe indicarse el resultado de los disparos.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realiza un disparo en una posición y hunde un barco</text:p>
          </table:table-cell>
          <table:table-cell office:value-type="string" calcext:value-type="string">
            <text:p>En el tablero del enemigo se debe marcar que el jugador disparó en esa posición y hundió un barco</text:p>
          </table:table-cell>
          <table:table-cell office:value-type="string" calcext:value-type="string">
            <text:p>En el tablero del enemigo se debe mostrar los disparos que realiza el jugador a su rival.</text:p>
          </table:table-cell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realiza un disparo en una posición y hunde un barco</text:p>
          </table:table-cell>
          <table:table-cell office:value-type="string" calcext:value-type="string">
            <text:p>En la terminal debe mostrarse que el jugador disparó y hundió un barco</text:p>
          </table:table-cell>
          <table:table-cell office:value-type="string" calcext:value-type="string">
            <text:p>En la terminal debe indicarse el resultado de los disparos.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el jugador y cae al agua</text:p>
          </table:table-cell>
          <table:table-cell office:value-type="string" calcext:value-type="string">
            <text:p>Se debe pintar una cruz en esa posición del tablero enemigo</text:p>
          </table:table-cell>
          <table:table-cell office:value-type="string" calcext:value-type="string">
            <text:p>Colores del tablero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el jugador y toca un barco no antes golpeado</text:p>
          </table:table-cell>
          <table:table-cell office:value-type="string" calcext:value-type="string">
            <text:p>Se pinta una llama roja en esa posición del tablero enemigo</text:p>
          </table:table-cell>
          <table:table-cell office:value-type="string" calcext:value-type="string">
            <text:p>Colores del tablero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el jugador y toca un barco ya antes golpeado pero no lo hunde</text:p>
          </table:table-cell>
          <table:table-cell office:value-type="string" calcext:value-type="string">
            <text:p>Se pinta una llama roja en esa posición del tablero enemigo</text:p>
          </table:table-cell>
          <table:table-cell office:value-type="string" calcext:value-type="string">
            <text:p>Colores del tablero</text:p>
          </table:table-cell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el jugador y hunde un barco</text:p>
          </table:table-cell>
          <table:table-cell office:value-type="string" calcext:value-type="string">
            <text:p>Se pinta el barco completamente en esa posición del tablero enemigo</text:p>
          </table:table-cell>
          <table:table-cell office:value-type="string" calcext:value-type="string">
            <text:p>Colores del tablero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la máquina y cae al agua</text:p>
          </table:table-cell>
          <table:table-cell office:value-type="string" calcext:value-type="string">
            <text:p>Se debe pintar una cruz en esa posición del tablero de jugador</text:p>
          </table:table-cell>
          <table:table-cell office:value-type="string" calcext:value-type="string">
            <text:p>Colores del tablero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la máquina y toca un barco no antes golpeado</text:p>
          </table:table-cell>
          <table:table-cell office:value-type="string" calcext:value-type="string">
            <text:p>Se pinta una llama roja en esa posición del tablero del jugador</text:p>
          </table:table-cell>
          <table:table-cell office:value-type="string" calcext:value-type="string">
            <text:p>Colores del tablero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la máquina y toca un barco ya antes golpeado pero no lo hunde</text:p>
          </table:table-cell>
          <table:table-cell office:value-type="string" calcext:value-type="string">
            <text:p>Se pinta una llama roja en esa posición del tablero del jugador</text:p>
          </table:table-cell>
          <table:table-cell office:value-type="string" calcext:value-type="string">
            <text:p>Colores del tablero</text:p>
          </table:table-cell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Dispara la máquina y hunde un barco</text:p>
          </table:table-cell>
          <table:table-cell office:value-type="string" calcext:value-type="string">
            <text:p>Se pinta el barco completamente en esa posición del tablero enemigo</text:p>
          </table:table-cell>
          <table:table-cell office:value-type="string" calcext:value-type="string">
            <text:p>Colores del tablero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sobre una posición que no fue disparada mientra no es su turno</text:p>
          </table:table-cell>
          <table:table-cell office:value-type="string" calcext:value-type="string">
            <text:p>Aparece un cartel diciendo: “Espere su turno”</text:p>
          </table:table-cell>
          <table:table-cell office:value-type="string" calcext:value-type="string">
            <text:p>El jugador no puede disparar mientras sea el turno del otro jugador</text:p>
          </table:table-cell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Click sobre una posición que fue disparada mientra no es su turno</text:p>
          </table:table-cell>
          <table:table-cell office:value-type="string" calcext:value-type="string">
            <text:p>Aparece un cartel diciendo: “Espere su turno”</text:p>
          </table:table-cell>
          <table:table-cell office:value-type="string" calcext:value-type="string">
            <text:p>El jugador no puede disparar mientras sea el turno del otro jugador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áquina dispara y no hundió todos los barcos del jugador, y su tablero también contiene barcos.</text:p>
          </table:table-cell>
          <table:table-cell office:value-type="string" calcext:value-type="string">
            <text:p>El juego debe continuar</text:p>
          </table:table-cell>
          <table:table-cell office:value-type="string" calcext:value-type="string">
            <text:p>Condición de la finalización del juego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dispara y no hundió todos los barcos del rival, y su tablero también contiene barcos.</text:p>
          </table:table-cell>
          <table:table-cell office:value-type="string" calcext:value-type="string">
            <text:p>El juego debe continuar</text:p>
          </table:table-cell>
          <table:table-cell office:value-type="string" calcext:value-type="string">
            <text:p>COndición de la finalización del juego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en el botón “Rendirse”</text:p>
          </table:table-cell>
          <table:table-cell office:value-type="string" calcext:value-type="string">
            <text:p>Aparece un cartel preguntando: “¿Está seguro de abandonar la partida?”con dos botones más: ”Si”y”No”</text:p>
          </table:table-cell>
          <table:table-cell office:value-type="string" calcext:value-type="string">
            <text:p>Verificación del funcionamiento del botón “Rendirse”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en el botón “Rendirse”, y aprieta “Si”</text:p>
          </table:table-cell>
          <table:table-cell office:value-type="string" calcext:value-type="string">
            <text:p>Le aparece el cartel “Derrota”</text:p>
          </table:table-cell>
          <table:table-cell office:value-type="string" calcext:value-type="string">
            <text:p>Verificación del funcionamiento del botón “Rendirse”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hace click en el botón “Rendirse”, y luego aprieta “No”</text:p>
          </table:table-cell>
          <table:table-cell office:value-type="string" calcext:value-type="string">
            <text:p>La partida debe continuar con el curso normal</text:p>
          </table:table-cell>
          <table:table-cell office:value-type="string" calcext:value-type="string">
            <text:p>Verificación del funcionamiento del botón “Rendirse”</text:p>
          </table:table-cell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Menú de Juego/Terminal</text:p>
          </table:table-cell>
          <table:table-cell office:value-type="string" calcext:value-type="string">
            <text:p>La máquina realiza un disparo en el tablero de jugador</text:p>
          </table:table-cell>
          <table:table-cell office:value-type="string" calcext:value-type="string">
            <text:p>La terminal debe indicar que la máquina realizó un disparo, y cuál fue el resultado</text:p>
          </table:table-cell>
          <table:table-cell office:value-type="string" calcext:value-type="string">
            <text:p>La terminal debe informar sobre la situación de la partida.</text:p>
          </table:table-cell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Menú de Juego/Terminal</text:p>
          </table:table-cell>
          <table:table-cell office:value-type="string" calcext:value-type="string">
            <text:p>El jugador realiza un disparo en el tablero de rival (la máquina)</text:p>
          </table:table-cell>
          <table:table-cell office:value-type="string" calcext:value-type="string">
            <text:p>La terminal debe indicar que el jugador realizó un disparo, y cuál fue el resultado</text:p>
          </table:table-cell>
          <table:table-cell office:value-type="string" calcext:value-type="string">
            <text:p>La terminal debe informar sobre la situación de la partida.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Menú de Juego/Terminal</text:p>
          </table:table-cell>
          <table:table-cell office:value-type="string" calcext:value-type="string">
            <text:p>Cuando comienza la partida</text:p>
          </table:table-cell>
          <table:table-cell office:value-type="string" calcext:value-type="string">
            <text:p>Debe indicar que la partida acaba de comenzar</text:p>
          </table:table-cell>
          <table:table-cell office:value-type="string" calcext:value-type="string">
            <text:p>La terminal debe informar sobre la situación de la partida.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Menú de Juego/Terminal</text:p>
          </table:table-cell>
          <table:table-cell office:value-type="string" calcext:value-type="string">
            <text:p>Cuando termina la partida</text:p>
          </table:table-cell>
          <table:table-cell office:value-type="string" calcext:value-type="string">
            <text:p>Debe indicar que la partida finalizó, y quien gano</text:p>
          </table:table-cell>
          <table:table-cell office:value-type="string" calcext:value-type="string">
            <text:p>La terminal debe informar sobre la situación de la partida</text:p>
          </table:table-cell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string" calcext:value-type="string">
            <text:p>Menú de Juego/Terminal</text:p>
          </table:table-cell>
          <table:table-cell office:value-type="string" calcext:value-type="string">
            <text:p>Cuando termina la partida y gana la máquina</text:p>
          </table:table-cell>
          <table:table-cell office:value-type="string" calcext:value-type="string">
            <text:p>La terminal debe decir que la partida finalizó y que ganó la máquina</text:p>
          </table:table-cell>
          <table:table-cell office:value-type="string" calcext:value-type="string">
            <text:p>La terminal debe informar sobre la situación de la partida</text:p>
          </table:table-cell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string" calcext:value-type="string">
            <text:p>Menú de Juego/Terminal</text:p>
          </table:table-cell>
          <table:table-cell office:value-type="string" calcext:value-type="string">
            <text:p>Cuando termina la partida y gana el jugador</text:p>
          </table:table-cell>
          <table:table-cell office:value-type="string" calcext:value-type="string">
            <text:p>La terminal debe decir que la partida finalizó y que ganó el jugador</text:p>
          </table:table-cell>
          <table:table-cell office:value-type="string" calcext:value-type="string">
            <text:p>La terminal debe informar sobre la situación de la partida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La maquina se queda sin barcos</text:p>
          </table:table-cell>
          <table:table-cell office:value-type="string" calcext:value-type="string">
            <text:p>La partida debe finalizar, y aparecer el cartel “Victoria” para el jugador, y “Derrota” para la máquina</text:p>
          </table:table-cell>
          <table:table-cell office:value-type="string" calcext:value-type="string">
            <text:p>Finalización del juego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Menú de Juego</text:p>
          </table:table-cell>
          <table:table-cell office:value-type="string" calcext:value-type="string">
            <text:p>El jugador se queda sin barcos</text:p>
          </table:table-cell>
          <table:table-cell office:value-type="string" calcext:value-type="string">
            <text:p>La partida debe finalizar, y aparecer el cartel “Derrota” para el jugador, y “Victoria” para la máquina</text:p>
          </table:table-cell>
          <table:table-cell office:value-type="string" calcext:value-type="string">
            <text:p>Finalización del juego</text:p>
          </table:table-cell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Cartel Victoria</text:p>
          </table:table-cell>
          <table:table-cell office:value-type="string" calcext:value-type="string">
            <text:p>El jugador hace click en “Volver a jugar”</text:p>
          </table:table-cell>
          <table:table-cell office:value-type="string" calcext:value-type="string">
            <text:p>Es redireccionado a la selección de barcos, en el mismo modo de juego en que se encuentra</text:p>
          </table:table-cell>
          <table:table-cell office:value-type="string" calcext:value-type="string">
            <text:p>Verificación del los botones del cartel victoria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artel Victoria/Menú</text:p>
          </table:table-cell>
          <table:table-cell office:value-type="string" calcext:value-type="string">
            <text:p>El jugador hace click en “Menú Principal”</text:p>
          </table:table-cell>
          <table:table-cell office:value-type="string" calcext:value-type="string">
            <text:p>Es redireccionado al menú principal</text:p>
          </table:table-cell>
          <table:table-cell office:value-type="string" calcext:value-type="string">
            <text:p>Verificación de los botones del cartel victoria</text:p>
          </table:table-cell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Cartel Derrota</text:p>
          </table:table-cell>
          <table:table-cell office:value-type="string" calcext:value-type="string">
            <text:p>El jugador hace click en “Volver a jugar”</text:p>
          </table:table-cell>
          <table:table-cell office:value-type="string" calcext:value-type="string">
            <text:p>Es redireccionado a la selección de barcos, en el mismo modo de juego en que se encuentra</text:p>
          </table:table-cell>
          <table:table-cell office:value-type="string" calcext:value-type="string">
            <text:p>Verificación de los botones del cartel derrota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artel Derrota/Menú</text:p>
          </table:table-cell>
          <table:table-cell office:value-type="string" calcext:value-type="string">
            <text:p>El jugador hace click en “Menú Principal”</text:p>
          </table:table-cell>
          <table:table-cell office:value-type="string" calcext:value-type="string">
            <text:p>Es redireccionado al menú principal</text:p>
          </table:table-cell>
          <table:table-cell office:value-type="string" calcext:value-type="string">
            <text:p>Verificación de los botones del cartel derrota</text:p>
          </table:table-cell>
        </table:table-row>
        <table:table-row table:style-name="ro7">
          <table:table-cell office:value-type="float" office:value="70" calcext:value-type="float">
            <text:p>70</text:p>
          </table:table-cell>
          <table:table-cell office:value-type="string" calcext:value-type="string">
            <text:p>Algoritmo Del Programa</text:p>
          </table:table-cell>
          <table:table-cell office:value-type="string" calcext:value-type="string">
            <text:p>La máquina dispara una vez por turno</text:p>
          </table:table-cell>
          <table:table-cell office:value-type="string" calcext:value-type="string">
            <text:p>La máquina debe disparar de manera aleatoria, y una vez por turno</text:p>
          </table:table-cell>
          <table:table-cell office:value-type="string" calcext:value-type="string">
            <text:p>Lógica de la máquina</text:p>
          </table:table-cell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Algoritmo Del Programa</text:p>
          </table:table-cell>
          <table:table-cell office:value-type="string" calcext:value-type="string">
            <text:p>La máquina le dispara a un barco que antes fue averiado</text:p>
          </table:table-cell>
          <table:table-cell office:value-type="string" calcext:value-type="string">
            <text:p>El disparo debe caer arriba, abajo, derecha o izquierda de esa posición. Debe disparar a las posiciones adyacentes de esa posición.</text:p>
          </table:table-cell>
          <table:table-cell office:value-type="string" calcext:value-type="string">
            <text:p>Lógica de la máquina</text:p>
          </table:table-cell>
        </table:table-row>
        <table:table-row table:style-name="ro9">
          <table:table-cell office:value-type="float" office:value="72" calcext:value-type="float">
            <text:p>72</text:p>
          </table:table-cell>
          <table:table-cell office:value-type="string" calcext:value-type="string">
            <text:p>Algoritmo Del Programa</text:p>
          </table:table-cell>
          <table:table-cell office:value-type="string" calcext:value-type="string">
            <text:p>La máquina le dispara a un barco que tiene dos disparos anteriores como mínimo</text:p>
          </table:table-cell>
          <table:table-cell office:value-type="string" calcext:value-type="string">
            <text:p>El disparo debe caer en la misma dirección y orientación en la que está el barco.</text:p>
            <text:p>Debe poder determinar la dirección del barco en el tablero.</text:p>
          </table:table-cell>
          <table:table-cell office:value-type="string" calcext:value-type="string">
            <text:p>Lógica de la máquina</text:p>
          </table:table-cell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El jugador se queda sin barcos</text:p>
          </table:table-cell>
          <table:table-cell table:style-name="ce4" office:value-type="string" calcext:value-type="string">
            <text:p>El juego debe terminar</text:p>
          </table:table-cell>
          <table:table-cell table:style-name="ce4" office:value-type="string" calcext:value-type="string">
            <text:p>Finalización del juego</text:p>
          </table:table-cell>
        </table:table-row>
        <table:table-row table:style-name="ro1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La máquina se queda sin barcos</text:p>
          </table:table-cell>
          <table:table-cell table:style-name="ce4" office:value-type="string" calcext:value-type="string">
            <text:p>El juego debe terminar</text:p>
          </table:table-cell>
          <table:table-cell table:style-name="ce4" office:value-type="string" calcext:value-type="string">
            <text:p>Finalización del juego</text:p>
          </table:table-cell>
        </table:table-row>
        <table:table-row table:style-name="ro12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par</text:p>
          </table:table-cell>
          <table:table-cell table:style-name="ce4" office:value-type="string" calcext:value-type="string">
            <text:p>El jugador dispara de manera normal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13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par</text:p>
          </table:table-cell>
          <table:table-cell table:style-name="ce4" office:value-type="string" calcext:value-type="string">
            <text:p>La máquina dispara de manera normal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7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impar y distinto de 11, 13 y 19</text:p>
          </table:table-cell>
          <table:table-cell table:style-name="ce4" office:value-type="string" calcext:value-type="string">
            <text:p>El jugador dispara <text:s/>una lluvia de cañones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7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impar y distinto de 11, 13 y 19</text:p>
          </table:table-cell>
          <table:table-cell table:style-name="ce4" office:value-type="string" calcext:value-type="string">
            <text:p>La máquina dispara <text:s/>una lluvia de cañones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11 o 13</text:p>
          </table:table-cell>
          <table:table-cell table:style-name="ce4" office:value-type="string" calcext:value-type="string">
            <text:p>El jugador dispara con un avión furtivo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11 o 14</text:p>
          </table:table-cell>
          <table:table-cell table:style-name="ce4" office:value-type="string" calcext:value-type="string">
            <text:p>La máquina dispara con un avión furtivo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19</text:p>
          </table:table-cell>
          <table:table-cell table:style-name="ce4" office:value-type="string" calcext:value-type="string">
            <text:p>El jugador dispara una bomba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i el numero generador de aleatorios es 19</text:p>
          </table:table-cell>
          <table:table-cell table:style-name="ce4" office:value-type="string" calcext:value-type="string">
            <text:p>La máquina dispara con una bomba</text:p>
          </table:table-cell>
          <table:table-cell table:style-name="ce4" office:value-type="string" calcext:value-type="string">
            <text:p>Tipo de disparo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un disparo de tipo bomba</text:p>
          </table:table-cell>
          <table:table-cell table:style-name="ce4" office:value-type="string" calcext:value-type="string">
            <text:p>Este debe ocupar un espacio de 3x3</text:p>
          </table:table-cell>
          <table:table-cell table:style-name="ce4" office:value-type="string" calcext:value-type="string">
            <text:p>Disparo Bomba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un disparo de tipo bomba</text:p>
          </table:table-cell>
          <table:table-cell table:style-name="ce4" office:value-type="string" calcext:value-type="string">
            <text:p>El espacio 3x3 no debe salirse del tablero </text:p>
          </table:table-cell>
          <table:table-cell table:style-name="ce4" office:value-type="string" calcext:value-type="string">
            <text:p>Disparo Bomba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el disparo avión furtivo</text:p>
          </table:table-cell>
          <table:table-cell table:style-name="ce4" office:value-type="string" calcext:value-type="string">
            <text:p>Este debe ocupar una región horizontal de 5 casilleros</text:p>
          </table:table-cell>
          <table:table-cell table:style-name="ce4" office:value-type="string" calcext:value-type="string">
            <text:p>Disparo Avión Furtivo</text:p>
          </table:table-cell>
        </table:table-row>
        <table:table-row table:style-name="ro7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el disparo avión furtivo</text:p>
          </table:table-cell>
          <table:table-cell table:style-name="ce4" office:value-type="string" calcext:value-type="string">
            <text:p>El disparo se cuenta desde donde se hace click para la derecha</text:p>
          </table:table-cell>
          <table:table-cell table:style-name="ce4" office:value-type="string" calcext:value-type="string">
            <text:p>Disparo Avión Furtivo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el disparo avión furtivo</text:p>
          </table:table-cell>
          <table:table-cell table:style-name="ce4" office:value-type="string" calcext:value-type="string">
            <text:p>Si el disparo se pasa del tablero, este ocupa menos casilleros</text:p>
          </table:table-cell>
          <table:table-cell table:style-name="ce4" office:value-type="string" calcext:value-type="string">
            <text:p>Disparo Avión Furtivo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el disparo lluvia</text:p>
          </table:table-cell>
          <table:table-cell table:style-name="ce4" office:value-type="string" calcext:value-type="string">
            <text:p>El disparo lluvia debe ocupar 3 casilleros en horizontal</text:p>
          </table:table-cell>
          <table:table-cell table:style-name="ce4" office:value-type="string" calcext:value-type="string">
            <text:p>Disparo Lluvia</text:p>
          </table:table-cell>
        </table:table-row>
        <table:table-row table:style-name="ro7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el disparo lluvia</text:p>
          </table:table-cell>
          <table:table-cell table:style-name="ce4" office:value-type="string" calcext:value-type="string">
            <text:p>El usuario toca tres veces la pantalla y dispara en esas posiciones</text:p>
          </table:table-cell>
          <table:table-cell table:style-name="ce4" office:value-type="string" calcext:value-type="string">
            <text:p>Disparo Lluvia</text:p>
          </table:table-cell>
        </table:table-row>
        <table:table-row table:style-name="ro7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El jugador realiza el disparo lluvia</text:p>
          </table:table-cell>
          <table:table-cell table:style-name="ce4" office:value-type="string" calcext:value-type="string">
            <text:p>El usuario toca tres veces la pantalla y dispara en esas posiciones</text:p>
          </table:table-cell>
          <table:table-cell table:style-name="ce4" office:value-type="string" calcext:value-type="string">
            <text:p>Disparo Lluvia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El enemigo realiza el disparo lluvia</text:p>
          </table:table-cell>
          <table:table-cell table:style-name="ce4" office:value-type="string" calcext:value-type="string">
            <text:p>El enemigo dispara tres veces de forma aleatoria</text:p>
          </table:table-cell>
          <table:table-cell table:style-name="ce4" office:value-type="string" calcext:value-type="string">
            <text:p>Disparo Lluvia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El enemigo realiza el disparo lluvia</text:p>
          </table:table-cell>
          <table:table-cell table:style-name="ce4" office:value-type="string" calcext:value-type="string">
            <text:p>El enemigo dispara tres veces de forma aleatoria</text:p>
          </table:table-cell>
          <table:table-cell table:style-name="ce4" office:value-type="string" calcext:value-type="string">
            <text:p>Disparo Lluvi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El contador llega a cero</text:p>
          </table:table-cell>
          <table:table-cell table:style-name="ce4" office:value-type="string" calcext:value-type="string">
            <text:p>Se debe realizar un disparo al aire</text:p>
          </table:table-cell>
          <table:table-cell table:style-name="ce4" office:value-type="string" calcext:value-type="string">
            <text:p>Disparo al Aire</text:p>
          </table:table-cell>
        </table:table-row>
        <table:table-row table:style-name="ro7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Se realiza el disparo al aire</text:p>
          </table:table-cell>
          <table:table-cell table:style-name="ce4" office:value-type="string" calcext:value-type="string">
            <text:p>El contador se reinicia tomando un valor entre 1 y 6 de manera aleatoria</text:p>
          </table:table-cell>
          <table:table-cell table:style-name="ce4" office:value-type="string" calcext:value-type="string">
            <text:p>Disparo al Aire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La máquina realiza el disparo al aire</text:p>
          </table:table-cell>
          <table:table-cell table:style-name="ce4" office:value-type="string" calcext:value-type="string">
            <text:p>La máquina le dispara al usuario, tiene un tiro extra</text:p>
          </table:table-cell>
          <table:table-cell table:style-name="ce4" office:value-type="string" calcext:value-type="string">
            <text:p>Disparo al Aire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Menú de Juego LuckShot</text:p>
          </table:table-cell>
          <table:table-cell table:style-name="ce4" office:value-type="string" calcext:value-type="string">
            <text:p>El jugador realiza el disparo al aire</text:p>
          </table:table-cell>
          <table:table-cell table:style-name="ce4" office:value-type="string" calcext:value-type="string">
            <text:p>El jugador le dispara a la máquina, tiene un tiro extra</text:p>
          </table:table-cell>
          <table:table-cell table:style-name="ce4" office:value-type="string" calcext:value-type="string">
            <text:p>Disparo al A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02:15:43.749486824</meta:creation-date>
    <dc:date>2022-06-13T03:08:41.279015952</dc:date>
    <meta:editing-duration>PT7M</meta:editing-duration>
    <meta:editing-cycles>3</meta:editing-cycles>
    <meta:generator>LibreOffice/6.4.7.2$Linux_X86_64 LibreOffice_project/40$Build-2</meta:generator>
    <meta:document-statistic meta:table-count="1" meta:cell-count="485" meta:object-count="0"/>
  </office:meta>
</office:document-meta>
</file>